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6:13:09</meta:creation-date>
    <dc:date>2013-01-21T16:13:25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3.5$Linux_X86_64 LibreOffice_project/350m1$Build-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xmldsig-97ddd30f-1af4-4666-a7d7-69ae0ae4f2c9">
    <SignedInfo>
      <CanonicalizationMethod Algorithm="http://www.w3.org/2001/10/xml-exc-c14n#"/>
      <SignatureMethod Algorithm="http://www.w3.org/2001/04/xmldsig-more#rsa-sha512"/>
      <Reference URI="mimetype">
        <DigestMethod Algorithm="http://www.w3.org/2001/04/xmlenc#sha512"/>
        <DigestValue>aEX/NyyN4g5kkBcTtd2wXjoqbrHYzro/tZcyjOOBsmGx4XMfKx5/QE94JnhEj1QI7BJF5vX2ft3N
T/Kxsm0xFg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99U4EEhsLtCRvkzczGzj9uueLX4/WJgp8gwXYtT/ooafMENg4EQ7Kzt4mNUC+uwIrtQom27GbQ8r
JZxqAjLdv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za5gPR7T/buN7zFBWh/HIqlFUtljv1T6wHKuq0f0NtgcNl9bQ0UvBZa6umP65oQS3TOp3FVSC54W
rqFbl5o8vw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w7rcF8KapdEK3llgHFyuZRstUZtVXFhlVxcL84q6Yqehr2VdzgD5h0uks8lvOGEsNJueSKixVITg
KjglwGLLuw==</DigestValue>
      </Reference>
      <Reference URI="Thumbnails/thumbnail.png">
        <DigestMethod Algorithm="http://www.w3.org/2001/04/xmlenc#sha512"/>
        <DigestValue>zosrJrWarbIgWAvAm7GYgY/oaHd88evKMTOOC5JJZ7p11nesQWu64pxTQz+KAQd6eXtcWADbh2+b
8p8a+OdSlA==</DigestValue>
      </Reference>
      <Reference URI="manifest.rdf">
        <DigestMethod Algorithm="http://www.w3.org/2001/04/xmlenc#sha512"/>
        <DigestValue>6iP77BBEQ4K42qdmBZzh+p1tjUaik95dYnaKfZjNJxZbSuLNMU/g8YhI5BigEk+CKyA8FgiOvLpZ
fnw5zW/q8A==</DigestValue>
      </Reference>
      <Reference URI="Configurations2/accelerator/current.xml">
        <DigestMethod Algorithm="http://www.w3.org/2001/04/xmlenc#sha512"/>
        <DigestValue>z4PhNX7vuL3xVChQ1m2AB9Yg5AULVxXcg/SpIdNs6c5H0NE8XYXysP+DGNKHfuwvY7kxvUdBeoGl
ODJ6+SfaPg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L1jFQEy7mjYUZO7uuTJ42E0esq42eQMehgWH2+yVNwz50NQxeMFGmp0b7gqkTAAFYyWSUd3e2w9Y
5hIUvhUQrw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oSAS2sOqRRzJmgRFcKPI5JYWV7zzse+M9OZlCQla5gXq+I4p2HcYh5gsC/y8JtumDsbnQZL/dYUo
PYdkQAHFpA==</DigestValue>
      </Reference>
      <Reference URI="#sign-prop-6756366c-9b7d-419f-8e37-92bbf4e40b98">
        <DigestMethod Algorithm="http://www.w3.org/2001/04/xmlenc#sha512"/>
        <DigestValue>UQvu1PSY3yU37AlDioPTYtfAPEt7Ap4wHGaCf4Alr09OWKCoTf+OFCuJKbH3F+Mum//ZJim/Etmq
PY2Hb+QPpw==</DigestValue>
      </Reference>
      <Reference Type="http://uri.etsi.org/01903#SignedProperties" URI="#xmldsig-97ddd30f-1af4-4666-a7d7-69ae0ae4f2c9-xades">
        <Transforms>
          <Transform Algorithm="http://www.w3.org/TR/2001/REC-xml-c14n-20010315"/>
        </Transforms>
        <DigestMethod Algorithm="http://www.w3.org/2001/04/xmlenc#sha512"/>
        <DigestValue>gcCjvLh92oRYFW5rpQFZLueW7ao4jx60Px0AflesBdlrXdREHHMR17hXymdWYe47PDUy6jiNfNan
L0in/I5V4w==</DigestValue>
      </Reference>
    </SignedInfo>
    <SignatureValue Id="xmldsig-97ddd30f-1af4-4666-a7d7-69ae0ae4f2c9-signature-value">WdaSbm1pIwhuGkju4o5LZphNcZFXkUfVc3UhkUHdMn3qmGBTK5RriyLkDmDzH1NaCaOGZet6TBLj
HAsQ96iAW4evy3OEYhJFetQzUMmRmEA6Xttc7TX+znSzs9xNXnoJL5pkAH8BSRYBsmpAqVoTO9oY
504EpDbnfsW0krMvs4s=</SignatureValue>
    <KeyInfo>
      <X509Data>
        <X509IssuerSerial>
          <X509IssuerName>SERIALNUMBER=201010, CN=Citizen CA, C=BE</X509IssuerName>
          <X509SerialNumber>21267647932559581687500187050203912999</X509SerialNumber>
        </X509IssuerSerial>
        <X509Certificate>MIID/zCCAuegAwIBAgIQEAAAAAAAxHPbulcOPiObJzANBgkqhkiG9w0BAQUFADAzMQswCQYDVQQG
EwJCRTETMBEGA1UEAxMKQ2l0aXplbiBDQTEPMA0GA1UEBRMGMjAxMDEwMB4XDTEwMTExMzA0NTMw
NloXDTE1MTEwNTIzNTk1OVowcTELMAkGA1UEBhMCQkUxIzAhBgNVBAMTGkZyYW5rIENvcm5lbGlz
IChTaWduYXR1cmUpMREwDwYDVQQEEwhDb3JuZWxpczEUMBIGA1UEKhMLRnJhbmsgSGVucmkxFDAS
BgNVBAUTCzc5MTAyNTIwOTkxMIGfMA0GCSqGSIb3DQEBAQUAA4GNADCBiQKBgQCFTyEFWmnBJSXq
WkQ97noqWOZQKy3ZU8Qa9WMOoPBsj8beMWaxbifOKO/N8x4RHm4sHyzZOKHpL8qXCjgeY4xeORWV
lPkdPQ/hxUrgmThs14quBzsEqIp1it71GXoZbTPyPBv8s8fu+sR9x86OfjqA6m5eh+hBBaT4WgHI
6WI+5QIDAQABo4IBUzCCAU8wHwYDVR0jBBgwFoAUvHjfvawo+a+J+Rw9KXnXGZmAHMwwbgYIKwYB
BQUHAQEEYjBgMDYGCCsGAQUFBzAChipodHRwOi8vY2VydHMuZWlkLmJlbGdpdW0uYmUvYmVsZ2l1
bXJzMi5jcnQwJgYIKwYBBQUHMAGGGmh0dHA6Ly9vY3NwLmVpZC5iZWxnaXVtLmJlMEQGA1UdIAQ9
MDswOQYHYDgJAQECATAuMCwGCCsGAQUFBwIBFiBodHRwOi8vcmVwb3NpdG9yeS5laWQuYmVsZ2l1
bS5iZTA5BgNVHR8EMjAwMC6gLKAqhihodHRwOi8vY3JsLmVpZC5iZWxnaXVtLmJlL2VpZGMyMDEw
MTAuY3JsMA4GA1UdDwEB/wQEAwIGQDARBglghkgBhvhCAQEEBAMCBSAwGAYIKwYBBQUHAQMEDDAK
MAgGBgQAjkYBATANBgkqhkiG9w0BAQUFAAOCAQEALJmvEOh2apfm3rTKKTVQb5kGw/QniT4Qs5y9
6YEQ4+qziT+6fCANNn0IGvWmgxtxdmQR3GKdHiK1w6sWJjd7jB1jwj4bKxETnVyDpSvEgpmqaaWi
idVRTatitK1Ckd7EdrZ+IMHerBEjm0iiNi/ppAYMGJuuN3yyKBLPvpd5hWXFz/3HOJ+jGA8lnYFr
Iwmf3wHSgaS9e65SpYBLMr3kUbeClKNKiZXe1Lu2EgAfkwhxJ3YyA1I/fOwbhwQHXu5a2CTXzI66
w9mXjeuTQNXZo6RkPifRBBp8t2gT4HsqtUycC8DVyqo+RJ6uYE9QNtYyVPuiQZ/9jGUYfE1KQEP4
rw==</X509Certificate>
      </X509Data>
    </KeyInfo>
    <Object>
      <SignatureProperties>
        <SignatureProperty Id="sign-prop-6756366c-9b7d-419f-8e37-92bbf4e40b98" Target="#xmldsig-97ddd30f-1af4-4666-a7d7-69ae0ae4f2c9">
          <dc:date xmlns:dc="http://purl.org/dc/elements/1.1/">2013-01-21T15:15:31</dc:date>
        </SignatureProperty>
      </SignatureProperties>
    </Object>
    <Object>
      <xades:QualifyingProperties xmlns:xades="http://uri.etsi.org/01903/v1.3.2#" xmlns:ds="http://www.w3.org/2000/09/xmldsig#" Target="#xmldsig-97ddd30f-1af4-4666-a7d7-69ae0ae4f2c9">
        <xades:SignedProperties Id="xmldsig-97ddd30f-1af4-4666-a7d7-69ae0ae4f2c9-xades">
          <xades:SignedSignatureProperties>
            <xades:SigningTime>2013-01-21T15:15:31Z</xades:SigningTime>
            <xades:SigningCertificate>
              <xades:Cert>
                <xades:CertDigest>
                  <ds:DigestMethod Algorithm="http://www.w3.org/2001/04/xmlenc#sha512"/>
                  <ds:DigestValue>l7OpYTCHCnMbLFYla8v0WbUcAuUpIe0CveZBnEpvagSKyI9FlQkZDpGqvGop6RlmJqvx8QOL7Tz2gw5rztA65A==</ds:DigestValue>
                </xades:CertDigest>
                <xades:IssuerSerial>
                  <ds:X509IssuerName>SERIALNUMBER=201010, CN=Citizen CA, C=BE</ds:X509IssuerName>
                  <ds:X509SerialNumber>21267647932559581687500187050203912999</ds:X509SerialNumber>
                </xades:IssuerSerial>
              </xades:Cert>
            </xades:SigningCertificate>
          </xades:SignedSignatureProperties>
        </xades:SignedProperties>
        <xades:UnsignedProperties>
          <xades:UnsignedSignatureProperties>
            <xades:SignatureTimeStamp xmlns:xadesv141="http://uri.etsi.org/01903/v1.4.1#" Id="time-stamp-2fa98b55-9280-4fb1-a0ae-6d318977b202">
              <CanonicalizationMethod Algorithm="http://www.w3.org/2001/10/xml-exc-c14n#"/>
              <xades:EncapsulatedTimeStamp Id="time-stamp-token-09ef76ca-b325-4a7b-bbcb-d473eb235828">MIAGCSqGSIb3DQEHAqCAMIIOgAIBAzELMAkGBSsOAwIaBQAwgdYGCyqGSIb3DQEJEAEEoIHGBIHDMIHAAgEBBgVgOAkDATAhMAkGBSsOAwIaBQAEFCg5LJXpD4q8F9hH2JtWG/HUp/2oAgVFMUE5QRgPMjAxMzAxMjExNTE1NDJaAhBTJZ9k1TSqQ3/WzEStzucVoGekZTBjMSMwIQYDVQQKExpCZWxnaXVtIEZlZGVyYWwgR292ZXJubWVudDENMAsGA1UEBRMEMjAxMjELMAkGA1UEBhMCQkUxIDAeBgNVBAMTF1RpbWUgU3RhbXBpbmcgQXV0aG9yaXR5oIILgzCCA3UwggJdoAMCAQICCwQAAAAAARVLWsOUMA0GCSqGSIb3DQEBBQUAMFcxCzAJBgNVBAYTAkJFMRkwFwYDVQQKExBHbG9iYWxTaWduIG52LXNhMRAwDgYDVQQLEwdSb290IENBMRswGQYDVQQDExJHbG9iYWxTaWduIFJvb3QgQ0EwHhcNOTgwOTAxMTIwMDAwWhcNMjgwMTI4MTIwMDAwWjBXMQswCQYDVQQGEwJCRTEZMBcGA1UEChMQR2xvYmFsU2lnbiBudi1zYTEQMA4GA1UECxMHUm9vdCBDQTEbMBkGA1UEAxMSR2xvYmFsU2lnbiBSb290IENBMIIBIjANBgkqhkiG9w0BAQEFAAOCAQ8AMIIBCgKCAQEA2g7mmY3Oo+NPin778YuDJWvqSB/xKrC5lREEvfBj0eJnZs8c3c8bSCvujYmOmq8pgGWr6cctEsurHExwB6E9CjDNFY1P+N3UjFAVHO9Q7sQu9/zpUvKRfeBt1TUwjl5Dc/JB6dVq47KJOlY5OG8GPIhpWypNxadUuGyJzJv5PMrl/Yn1EjySeJbW3HRuk0Rh0Y3HRrJ1DoboGYrVbWzVeBaVounICjjr8iQTT3NUkxOFOhu8HjS1iwWMuXeLsdsfIJGrCVNukM57N3S5cEeRIlFjFnmusa5BJgjIGSvRRqpI1mQq14M0/ywqwWwZQ0oHhefTfPYhaO/q8lKff5OQzwIDAQABo0IwQDAOBgNVHQ8BAf8EBAMCAQYwDwYDVR0TAQH/BAUwAwEB/zAdBgNVHQ4EFgQUYHtmGkUNl8qJUC99BM00qP/8/UswDQYJKoZIhvcNAQEFBQADggEBANZz53xPdtCNv+y6or40xSgytXz8bJwsK70JnlO/a16qEUi25Qijs8o9YU3TRgmzPsOg42NVG/K676054UO5OKPmL4omO++gUFb5xgr9OM3EC3BRlJeYBN/DX5TVFckUQZzEXXVkFQ3/VTDsho//De8suWNG9qr837xp/S4SSGSa4JXwpu8pjwGxFbUMHaX+aSxpJHges6cccWLuysiXrBddisL4R4ZuKsRWMZXQZ4mFK/lspl1GnQyqguSZUd1wt9tWPWHkauFc1vb+Pd5BzAeuY1K/U1P0K+nH/bb3gl+F0kEY24GzBBzFH6SAbxUgyd4MiAod1mZV4vxIySkmaeAwggP9MIIC5aADAgECAgsEAAAAAAEVarGqfjANBgkqhkiG9w0BAQUFADBXMQswCQYDVQQGEwJCRTEZMBcGA1UEChMQR2xvYmFsU2lnbiBudi1zYTEQMA4GA1UECxMHUm9vdCBDQTEbMBkGA1UEAxMSR2xvYmFsU2lnbiBSb290IENBMB4XDTA3MTAwNDEyMDAwMFoXDTE0MDEyNjIzMDAwMFowKDELMAkGA1UEBhMCQkUxGTAXBgNVBAMTEEJlbGdpdW0gUm9vdCBDQTIwggEiMA0GCSqGSIb3DQEBAQUAA4IBDwAwggEKAoIBAQDGc0Iekv91D4u/dIanP+2yGC0tl/mp+5hKI9/VjeCMxjIcFi0HQtYttm4vp/X8xoWCXZXetSIAzKhTQJ+vCjWiesfhyvdgEGcOp1BzF1OVnyKfDF1vtkG8jOvaHUa9p5S/8xrL1PuNDh4zyJbX7IxT3pMeNB6KUHEmWLRdwoiJ2mDSiSE/3tcBGDZu4SxwAwRl75gGK10eYtxVa/5mZCFf+C/h15spr2/Nn6oMRtGIxZ2ilZ+sPxWu8mHf78NrmiLYLHH9WB3sAKQ4IJVax9U3Y7pPm6r+VkYuY9kLI9WK+rUj8IkboRQNJtpB8DiPMO0FJnnBS06huH5VUjppRoR1AgMBAAGjgfgwgfUwDgYDVR0PAQH/BAQDAgEGMA8GA1UdEwEB/wQFMAMBAf8wHQYDVR0OBBYEFIWK6/TFu74OWQOU3taAARXjEJw5MEMGA1UdIAQ8MDowOAYFYDgJAQEwLzAtBggrBgEFBQcCARYhaHR0cDovL3JlcG9zaXRvcnkuZWlkLmJlbGdpdW0uYmUgMDoGA1UdHwQzMDEwL6AtoCuGKWh0dHA6Ly9zZWN1cmUuZ2xvYmFsc2lnbi5uZXQvY3JsL3Jvb3QuY3JsMBEGCWCGSAGG+EIBAQQEAwIABzAfBgNVHSMEGDAWgBRge2YaRQ2XyolQL30EzTSo//z9SzANBgkqhkiG9w0BAQUFAAOCAQEAfW3k1aFgTCs17o187IjSit8iISjLXcEHnDbXgiip8ZJOK8UxkEjYVB4E6q4FeSgHbncVdCr6aZkyUiXmqfSqmtRApCWJwDZxKbRSAF7tKUhCSTEW6yXUCBV2OTqh42QerFmz4nVIvLQ2h/MMD4XwFbLgBVI+6NDrHUYrvQV0aZ5r+H1qfGh07I8sC9YRyQ8XFq+29O7HACMFN90YHpnoO9AGrQu2WNysvKiMD27BUNK9zA5NkrmVxNXnhoToplZfYNqlsOLYpj+gvod+E6IOH44+prdhfO8J6xj+Hm/RF6scUWTj34i1ImvLPBFy9i7OTXNhAvlnKRlz8+RVFXcdYTCCBAUwggLtoAMCAQICCwQAAAAAATPPyMNNMA0GCSqGSIb3DQEBBQUAMCgxCzAJBgNVBAYTAkJFMRkwFwYDVQQDExBCZWxnaXVtIFJvb3QgQ0EyMB4XDTExMTEyMzExMDAwMFoXDTE3MDIyMzExMDAwMFowYzEjMCEGA1UEChMaQmVsZ2l1bSBGZWRlcmFsIEdvdmVybm1lbnQxDTALBgNVBAUTBDIwMTIxCzAJBgNVBAYTAkJFMSAwHgYDVQQDExdUaW1lIFN0YW1waW5nIEF1dGhvcml0eTCCASIwDQYJKoZIhvcNAQEBBQADggEPADCCAQoCggEBAM6lViMV+GiLU1raoJ3+XIWrXyZj3t7vKGuZfbdHKEEkLHM2UXv6nOvJswc6Bc7blF96M46xy31zFxPKqFXIwyJ3/Puv0gmDADnw0HtU+Pcz+a719MXUYMpE4lJxsEsgSm5s8ykI/oYz7EZMxd6IZThpykp4AmuCkv03eIEiGtZ28IC/YUaEp7ZWk3cXtFbVHmLrcHTiqDs2yVrN5sKe6TMlLV+IB5e1fpeb0jmJyfTFY/RrQj3g+NSVsXUXxyi9br6/aBJQYUcA/u48LKJbboNsYPvrcHEnsvZTA+kUv/EyD0Pj9HgpTpsY4mxV2X54vR/tqVGQGN4r5xlfKveAlFUCAwEAAaOB9DCB8TAOBgNVHQ8BAf8EBAMCBsAwFgYDVR0lAQH/BAwwCgYIKwYBBQUHAwgwQwYDVR0gBDwwOjA4BgZgOAkBAQUwLjAsBggrBgEFBQcCARYgaHR0cDovL3JlcG9zaXRvcnkucGtpLmJlbGdpdW0uYmUwHQYDVR0OBBYEFPREUJ0eI0vL0KZ2bkJJAwTYaUytMDcGA1UdHwQwMC4wLKAqoCiGJmh0dHA6Ly9jcmwucGtpLmJlbGdpdW0uYmUvYmVsZ2l1bTIuY3JsMAkGA1UdEwQCMAAwHwYDVR0jBBgwFoAUhYrr9MW7vg5ZA5Te1oABFeMQnDkwDQYJKoZIhvcNAQEFBQADggEBAIf53IFLdZlIKipDqM/QtxK4+bc7ogoP7RFJuXMNbdvZAnN5mZphHgauI+QMTe2KOKJaPoDMr9riopdGN5vDp7O7NmVUduxvfsav1HNaVHawJAhOwuDfiwu6GJOY36h2UFIawvH68FuRakO1EGXVqvTgVmoY8V7UwuUYf6ff3Bs7pa9KehWrPr3gRM56G424p+0EnwkrgCVbm9prtkbf2ROkjqh5C7wIL9sI9W8tPtd14a88hmXw83j0AE8rAvFjVv/jEPrvT2Z2My0g6hkfBzSNA4WuWkCsW7Gxwi4sVyCmQoFwAi3u8YlI4AodbRS+lotPE7dZ/ngJQxQmJk/W93IxggIMMIICCAIBATA3MCgxCzAJBgNVBAYTAkJFMRkwFwYDVQQDExBCZWxnaXVtIFJvb3QgQ0EyAgsEAAAAAAEzz8jDTTAJBgUrDgMCGgUAoIGrMBoGCSqGSIb3DQEJAzENBgsqhkiG9w0BCRABBDAjBgkqhkiG9w0BCQQxFgQUfRAllfUWq6GIXrfHGFsha88rCGgwaAYLKoZIhvcNAQkQAgwxWTBXMFUwUwQUoIE9pBv9G1vuv0cFInqq6ZyYtsEwOzAspCowKDELMAkGA1UEBhMCQkUxGTAXBgNVBAMTEEJlbGdpdW0gUm9vdCBDQTICCwQAAAAAATPPyMNNMA0GCSqGSIb3DQEBAQUABIIBAIvGajopcXWS/Ryte8HF72aIUScgeitGLEQut3eLON7tInX2A47Gi/FEaMIY8PXNAY/4/nWufFfuQyGCRAsk8SZM6q6/Jo7iStDlD58VmcmqJsVOIoKvrGEeQDihzGqDWGGAAEXZfUQotZo4D+wG7iop8R3ppP8+WgrGwlz7wie8IVG/2UcEFRlvVD2KZSIDzbTOqFKKMsugRskfhxyddTfVgGQg8J5Gk8rAhNtmxOjCHv7zZ9o7ATo+e2S4is+SWWHJoI/4v4ObyAGrMAiPr9cZF8FHv57K4V/WTVItVIf7AM/OX19uKO6XkSkeIcISv9l95pACi+PiSIoK7cg23XsAAAAA</xades:EncapsulatedTimeStamp>
            </xades:SignatureTimeStamp>
            <xadesv141:TimeStampValidationData xmlns:xadesv141="http://uri.etsi.org/01903/v1.4.1#">
              <xades:RevocationValues>
                <xades:CRLValues>
                  <xades:EncapsulatedCRLValue>MIIB0TCBugIBATANBgkqhkiG9w0BAQUFADBXMQswCQYDVQQGEwJCRTEZMBcGA1UEChMQR2xvYmFsU2lnbiBudi1zYTEQMA4GA1UECxMHUm9vdCBDQTEbMBkGA1UEAxMSR2xvYmFsU2lnbiBSb290IENBFw0xMzAxMDMwNjAwMDBaFw0xMzA3MTUwNjAwMDBaoC8wLTAKBgNVHRQEAwIBKjAfBgNVHSMEGDAWgBRge2YaRQ2XyolQL30EzTSo//z9SzANBgkqhkiG9w0BAQUFAAOCAQEAeLIn2osiDegFEKBbVSa8TFXM0KKayWc26dAMp1Zt38VRHu2van8KV4wVHcw1t8t4YFYgbav9WN8wVTYiyL0PKM2+dOxxdqJWo+Bzpp93DRBEldOWM+9VosXHfYoTDxo5ahASRFFV22Z3kjHzn4TzNcZTxfwkfPKC/XTiSrkt8mDs6x9C0SldsNMoeQlPhZwjAaKyeqRB6Vhm5smjnlj3+wtlyXqrGABfxWC6x5X4TV0BRfLkPyihIy4+knKAXGeOHZGv9HUNmDHI3WnBgg2Grbds91nhMxPRgb9ToqxjkKuk/fc1wdLErO0RYDXiwXxRWanrqSI4oy4VFKJiL7GNeQ==</xades:EncapsulatedCRLValue>
                  <xades:EncapsulatedCRLValue>MIIBbTBXMA0GCSqGSIb3DQEBBQUAMCgxCzAJBgNVBAYTAkJFMRkwFwYDVQQDExBCZWxnaXVtIFJvb3QgQ0EyFw0xMzAxMTExMTAwMDBaFw0xMzA3MzExMTAwMDBaMA0GCSqGSIb3DQEBBQUAA4IBAQACkRXBJTuxgtslz1YRprJmRryaYl3RRB2iEosT0JRdRDGvWmthxy4DyGu8xZBxLcHnh5utyTtfk2iOohROJUpbFeoNgy1h5KAbM4cjvzW6XR5bI80g1jfztv2WIsGIykUVJ3iKMH1HXv2XpFC9jG7JF7XtOMV32IPNUyx3TEE9L5YHu1MjQ65gnQFbJEzYlcht7R1OhAK8TdiqxnucrrbKIDWEcokB9EuuDaqvckDy9zm0MRz5eCXagMNLTDlRPT92Mx6+u9PH+cHsgzuvWtgWy+424Y3le9EUPSHfea3c0flWFGGVuchvIrBC+0hTg8XNN448MmYzzYi46xKxux58</xades:EncapsulatedCRLValue>
                </xades:CRLValues>
              </xades:RevocationValues>
            </xadesv141:TimeStampValidationData>
            <xades:CompleteCertificateRefs xmlns:xadesv141="http://uri.etsi.org/01903/v1.4.1#">
              <xades:CertRefs>
                <xades:Cert>
                  <xades:CertDigest>
                    <DigestMethod Algorithm="http://www.w3.org/2001/04/xmlenc#sha512"/>
                    <DigestValue>CShD/dq/7HItRpWc3MJK6T3+Nfe/UE/bwJq1lI6/OrDXgSTNnN946/+8TVz0Shd+xibtZkm7uML+nnY20Qti6A==</DigestValue>
                  </xades:CertDigest>
                  <xades:IssuerSerial>
                    <X509IssuerName>CN=Belgium Root CA2, C=BE</X509IssuerName>
                    <X509SerialNumber>52380749477645321353041009203362737740</X509SerialNumber>
                  </xades:IssuerSerial>
                </xades:Cert>
                <xades:Cert>
                  <xades:CertDigest>
                    <DigestMethod Algorithm="http://www.w3.org/2001/04/xmlenc#sha512"/>
                    <DigestValue>84dNRODwezLi7AqATbXgRXcSNdODQ/YNqb1m2c/gFCJFN+XfPU3WzUaBIhwc//M5u/Q6saAJ0VmwE6+Gx++tbg==</DigestValue>
                  </xades:CertDigest>
                  <xades:IssuerSerial>
                    <X509IssuerName>CN=Belgium Root CA2, C=BE</X509IssuerName>
                    <X509SerialNumber>3098404661496965511</X509SerialNumber>
                  </xades:IssuerSerial>
                </xades:Cert>
              </xades:CertRefs>
            </xades:CompleteCertificateRefs>
            <xades:CompleteRevocationRefs xmlns:xadesv141="http://uri.etsi.org/01903/v1.4.1#">
              <xades:CRLRefs>
                <xades:CRLRef>
                  <xades:DigestAlgAndValue>
                    <DigestMethod Algorithm="http://www.w3.org/2001/04/xmlenc#sha512"/>
                    <DigestValue>KubyLtZngdz72XHfvt/wuCg3pmFbZy0KxUcHIenQDeqh/Ybb0ihLmxpho+oaSko6ikg2hU8kH8jW868DssSOJA==</DigestValue>
                  </xades:DigestAlgAndValue>
                  <xades:CRLIdentifier>
                    <xades:Issuer>C=BE, CN=Belgium Root CA2</xades:Issuer>
                    <xades:IssueTime>2013-01-11T12:00:00.000+01:00</xades:IssueTime>
                  </xades:CRLIdentifier>
                </xades:CRLRef>
              </xades:CRLRefs>
              <xades:OCSPRefs>
                <xades:OCSPRef>
                  <xades:OCSPIdentifier>
                    <xades:ResponderID>
                      <xades:ByName>CN=Belgium OCSP Responder,C=BE</xades:ByName>
                    </xades:ResponderID>
                    <xades:ProducedAt>2013-01-21T16:15:43.000+01:00</xades:ProducedAt>
                  </xades:OCSPIdentifier>
                  <xades:DigestAlgAndValue>
                    <DigestMethod Algorithm="http://www.w3.org/2001/04/xmlenc#sha512"/>
                    <DigestValue>5fvvQ0iv2xPHVMDfblCs3J0T5x4wBgWTOZctRSV1a8kDVAg2CTaHlTuAm2nVsRVaDM84TYh9pekB6IkAKohgfg==</DigestValue>
                  </xades:DigestAlgAndValue>
                </xades:OCSPRef>
              </xades:OCSPRefs>
            </xades:CompleteRevocationRefs>
            <xades:SigAndRefsTimeStamp xmlns:xadesv141="http://uri.etsi.org/01903/v1.4.1#" Id="time-stamp-512bac9e-7ccc-421f-8ecc-ebf25c09d9d8">
              <CanonicalizationMethod Algorithm="http://www.w3.org/2001/10/xml-exc-c14n#"/>
              <xades:EncapsulatedTimeStamp Id="time-stamp-token-aedf6e36-6951-4718-b392-0a7d485d2f6a">MIAGCSqGSIb3DQEHAqCAMIIOgQIBAzELMAkGBSsOAwIaBQAwgdcGCyqGSIb3DQEJEAEEoIHHBIHEMIHBAgEBBgVgOAkDATAhMAkGBSsOAwIaBQAEFBr/l/xCQ5In5N1ayDT8Yu0vxLFhAgUxQTY5QRgPMjAxMzAxMjExNTE1NDNaAhEAg2n3cVrZqeC3owACppxuYaBnpGUwYzEjMCEGA1UEChMaQmVsZ2l1bSBGZWRlcmFsIEdvdmVybm1lbnQxDTALBgNVBAUTBDIwMTIxCzAJBgNVBAYTAkJFMSAwHgYDVQQDExdUaW1lIFN0YW1waW5nIEF1dGhvcml0eaCCC4MwggN1MIICXaADAgECAgsEAAAAAAEVS1rDlDANBgkqhkiG9w0BAQUFADBXMQswCQYDVQQGEwJCRTEZMBcGA1UEChMQR2xvYmFsU2lnbiBudi1zYTEQMA4GA1UECxMHUm9vdCBDQTEbMBkGA1UEAxMSR2xvYmFsU2lnbiBSb290IENBMB4XDTk4MDkwMTEyMDAwMFoXDTI4MDEyODEyMDAwMFowVzELMAkGA1UEBhMCQkUxGTAXBgNVBAoTEEdsb2JhbFNpZ24gbnYtc2ExEDAOBgNVBAsTB1Jvb3QgQ0ExGzAZBgNVBAMTEkdsb2JhbFNpZ24gUm9vdCBDQTCCASIwDQYJKoZIhvcNAQEBBQADggEPADCCAQoCggEBANoO5pmNzqPjT4p++/GLgyVr6kgf8SqwuZURBL3wY9HiZ2bPHN3PG0gr7o2JjpqvKYBlq+nHLRLLqxxMcAehPQowzRWNT/jd1IxQFRzvUO7ELvf86VLykX3gbdU1MI5eQ3PyQenVauOyiTpWOThvBjyIaVsqTcWnVLhsicyb+TzK5f2J9RI8kniW1tx0bpNEYdGNx0aydQ6G6BmK1W1s1XgWlaLpyAo46/IkE09zVJMThTobvB40tYsFjLl3i7HbHyCRqwlTbpDOezd0uXBHkSJRYxZ5rrGuQSYIyBkr0UaqSNZkKteDNP8sKsFsGUNKB4Xn03z2IWjv6vJSn3+TkM8CAwEAAaNCMEAwDgYDVR0PAQH/BAQDAgEGMA8GA1UdEwEB/wQFMAMBAf8wHQYDVR0OBBYEFGB7ZhpFDZfKiVAvfQTNNKj//P1LMA0GCSqGSIb3DQEBBQUAA4IBAQDWc+d8T3bQjb/suqK+NMUoMrV8/GycLCu9CZ5Tv2teqhFItuUIo7PKPWFN00YJsz7DoONjVRvyuu+tOeFDuTij5i+KJjvvoFBW+cYK/TjNxAtwUZSXmATfw1+U1RXJFEGcxF11ZBUN/1Uw7IaP/w3vLLljRvaq/N+8af0uEkhkmuCV8KbvKY8BsRW1DB2l/mksaSR4HrOnHHFi7srIl6wXXYrC+EeGbirEVjGV0GeJhSv5bKZdRp0MqoLkmVHdcLfbVj1h5GrhXNb2/j3eQcwHrmNSv1NT9Cvpx/2294JfhdJBGNuBswQcxR+kgG8VIMneDIgKHdZmVeL8SMkpJmngMIID/TCCAuWgAwIBAgILBAAAAAABFWqxqn4wDQYJKoZIhvcNAQEFBQAwVzELMAkGA1UEBhMCQkUxGTAXBgNVBAoTEEdsb2JhbFNpZ24gbnYtc2ExEDAOBgNVBAsTB1Jvb3QgQ0ExGzAZBgNVBAMTEkdsb2JhbFNpZ24gUm9vdCBDQTAeFw0wNzEwMDQxMjAwMDBaFw0xNDAxMjYyMzAwMDBaMCgxCzAJBgNVBAYTAkJFMRkwFwYDVQQDExBCZWxnaXVtIFJvb3QgQ0EyMIIBIjANBgkqhkiG9w0BAQEFAAOCAQ8AMIIBCgKCAQEAxnNCHpL/dQ+Lv3SGpz/tshgtLZf5qfuYSiPf1Y3gjMYyHBYtB0LWLbZuL6f1/MaFgl2V3rUiAMyoU0Cfrwo1onrH4cr3YBBnDqdQcxdTlZ8inwxdb7ZBvIzr2h1GvaeUv/May9T7jQ4eM8iW1+yMU96THjQeilBxJli0XcKIidpg0okhP97XARg2buEscAMEZe+YBitdHmLcVWv+ZmQhX/gv4debKa9vzZ+qDEbRiMWdopWfrD8VrvJh3+/Da5oi2Cxx/Vgd7ACkOCCVWsfVN2O6T5uq/lZGLmPZCyPVivq1I/CJG6EUDSbaQfA4jzDtBSZ5wUtOobh+VVI6aUaEdQIDAQABo4H4MIH1MA4GA1UdDwEB/wQEAwIBBjAPBgNVHRMBAf8EBTADAQH/MB0GA1UdDgQWBBSFiuv0xbu+DlkDlN7WgAEV4xCcOTBDBgNVHSAEPDA6MDgGBWA4CQEBMC8wLQYIKwYBBQUHAgEWIWh0dHA6Ly9yZXBvc2l0b3J5LmVpZC5iZWxnaXVtLmJlIDA6BgNVHR8EMzAxMC+gLaArhilodHRwOi8vc2VjdXJlLmdsb2JhbHNpZ24ubmV0L2NybC9yb290LmNybDARBglghkgBhvhCAQEEBAMCAAcwHwYDVR0jBBgwFoAUYHtmGkUNl8qJUC99BM00qP/8/UswDQYJKoZIhvcNAQEFBQADggEBAH1t5NWhYEwrNe6NfOyI0orfIiEoy13BB5w214IoqfGSTivFMZBI2FQeBOquBXkoB253FXQq+mmZMlIl5qn0qprUQKQlicA2cSm0UgBe7SlIQkkxFusl1AgVdjk6oeNkHqxZs+J1SLy0NofzDA+F8BWy4AVSPujQ6x1GK70FdGmea/h9anxodOyPLAvWEckPFxavtvTuxwAjBTfdGB6Z6DvQBq0LtljcrLyojA9uwVDSvcwOTZK5lcTV54aE6KZWX2DapbDi2KY/oL6HfhOiDh+OPqa3YXzvCesY/h5v0RerHFFk49+ItSJryzwRcvYuzk1zYQL5ZykZc/PkVRV3HWEwggQFMIIC7aADAgECAgsEAAAAAAEzz8jDTTANBgkqhkiG9w0BAQUFADAoMQswCQYDVQQGEwJCRTEZMBcGA1UEAxMQQmVsZ2l1bSBSb290IENBMjAeFw0xMTExMjMxMTAwMDBaFw0xNzAyMjMxMTAwMDBaMGMxIzAhBgNVBAoTGkJlbGdpdW0gRmVkZXJhbCBHb3Zlcm5tZW50MQ0wCwYDVQQFEwQyMDEyMQswCQYDVQQGEwJCRTEgMB4GA1UEAxMXVGltZSBTdGFtcGluZyBBdXRob3JpdHkwggEiMA0GCSqGSIb3DQEBAQUAA4IBDwAwggEKAoIBAQDOpVYjFfhoi1Na2qCd/lyFq18mY97e7yhrmX23RyhBJCxzNlF7+pzrybMHOgXO25RfejOOsct9cxcTyqhVyMMid/z7r9IJgwA58NB7VPj3M/mu9fTF1GDKROJScbBLIEpubPMpCP6GM+xGTMXeiGU4acpKeAJrgpL9N3iBIhrWdvCAv2FGhKe2VpN3F7RW1R5i63B04qg7NslazebCnukzJS1fiAeXtX6Xm9I5icn0xWP0a0I94PjUlbF1F8covW6+v2gSUGFHAP7uPCyiW26DbGD763BxJ7L2UwPpFL/xMg9D4/R4KU6bGOJsVdl+eL0f7alRkBjeK+cZXyr3gJRVAgMBAAGjgfQwgfEwDgYDVR0PAQH/BAQDAgbAMBYGA1UdJQEB/wQMMAoGCCsGAQUFBwMIMEMGA1UdIAQ8MDowOAYGYDgJAQEFMC4wLAYIKwYBBQUHAgEWIGh0dHA6Ly9yZXBvc2l0b3J5LnBraS5iZWxnaXVtLmJlMB0GA1UdDgQWBBT0RFCdHiNLy9Cmdm5CSQME2GlMrTA3BgNVHR8EMDAuMCygKqAohiZodHRwOi8vY3JsLnBraS5iZWxnaXVtLmJlL2JlbGdpdW0yLmNybDAJBgNVHRMEAjAAMB8GA1UdIwQYMBaAFIWK6/TFu74OWQOU3taAARXjEJw5MA0GCSqGSIb3DQEBBQUAA4IBAQCH+dyBS3WZSCoqQ6jP0LcSuPm3O6IKD+0RSblzDW3b2QJzeZmaYR4GriPkDE3tijiiWj6AzK/a4qKXRjebw6ezuzZlVHbsb37Gr9RzWlR2sCQITsLg34sLuhiTmN+odlBSGsLx+vBbkWpDtRBl1ar04FZqGPFe1MLlGH+n39wbO6WvSnoVqz694ETOehuNuKftBJ8JK4AlW5vaa7ZG39kTpI6oeQu8CC/bCPVvLT7XdeGvPIZl8PN49ABPKwLxY1b/4xD6709mdjMtIOoZHwc0jQOFrlpArFuxscIuLFcgpkKBcAIt7vGJSOAKHW0UvpaLTxO3Wf54CUMUJiZP1vdyMYICDDCCAggCAQEwNzAoMQswCQYDVQQGEwJCRTEZMBcGA1UEAxMQQmVsZ2l1bSBSb290IENBMgILBAAAAAABM8/Iw00wCQYFKw4DAhoFAKCBqzAaBgkqhkiG9w0BCQMxDQYLKoZIhvcNAQkQAQQwIwYJKoZIhvcNAQkEMRYEFKUakZR5uU9OO3F4s7eShtvz4ltzMGgGCyqGSIb3DQEJEAIMMVkwVzBVMFMEFKCBPaQb/Rtb7r9HBSJ6qumcmLbBMDswLKQqMCgxCzAJBgNVBAYTAkJFMRkwFwYDVQQDExBCZWxnaXVtIFJvb3QgQ0EyAgsEAAAAAAEzz8jDTTANBgkqhkiG9w0BAQEFAASCAQCbnFW1nk9xo1V3Ekx/T7Py8pYttbYtE2zZRKRuYcglk7ErJl15w4gI+tgswjQg9cmgFwN3Pgf5CpkVCAKJm4+X1XZ0pZM4GEbDalEc9K/89Rvhw97w9mfR7LUvLrjY+Zt3g0CnL51mZfa+dIk2LanyvQ+5nTZF/r4O3bgo7QsnND2temlVQcCtbNBg/owwUmRK+9Qv3pIUUgarDgiCCCM+iA0NmsK/dOUMu64YGtgTr/y1cCHuSkNlxAJ1H24yCgyQhYueiEkWnZlB30fiMrc6j94MPYhbFbgts4ZrLSclGteD3JY3uZTznN+y2BVtokZ9CgTVnMhm3aKhSmgaqOofAAAAAA==</xades:EncapsulatedTimeStamp>
            </xades:SigAndRefsTimeStamp>
            <xadesv141:TimeStampValidationData xmlns:xadesv141="http://uri.etsi.org/01903/v1.4.1#">
              <xades:RevocationValues>
                <xades:CRLValues>
                  <xades:EncapsulatedCRLValue>MIIB0TCBugIBATANBgkqhkiG9w0BAQUFADBXMQswCQYDVQQGEwJCRTEZMBcGA1UEChMQR2xvYmFsU2lnbiBudi1zYTEQMA4GA1UECxMHUm9vdCBDQTEbMBkGA1UEAxMSR2xvYmFsU2lnbiBSb290IENBFw0xMzAxMDMwNjAwMDBaFw0xMzA3MTUwNjAwMDBaoC8wLTAKBgNVHRQEAwIBKjAfBgNVHSMEGDAWgBRge2YaRQ2XyolQL30EzTSo//z9SzANBgkqhkiG9w0BAQUFAAOCAQEAeLIn2osiDegFEKBbVSa8TFXM0KKayWc26dAMp1Zt38VRHu2van8KV4wVHcw1t8t4YFYgbav9WN8wVTYiyL0PKM2+dOxxdqJWo+Bzpp93DRBEldOWM+9VosXHfYoTDxo5ahASRFFV22Z3kjHzn4TzNcZTxfwkfPKC/XTiSrkt8mDs6x9C0SldsNMoeQlPhZwjAaKyeqRB6Vhm5smjnlj3+wtlyXqrGABfxWC6x5X4TV0BRfLkPyihIy4+knKAXGeOHZGv9HUNmDHI3WnBgg2Grbds91nhMxPRgb9ToqxjkKuk/fc1wdLErO0RYDXiwXxRWanrqSI4oy4VFKJiL7GNeQ==</xades:EncapsulatedCRLValue>
                  <xades:EncapsulatedCRLValue>MIIBbTBXMA0GCSqGSIb3DQEBBQUAMCgxCzAJBgNVBAYTAkJFMRkwFwYDVQQDExBCZWxnaXVtIFJvb3QgQ0EyFw0xMzAxMTExMTAwMDBaFw0xMzA3MzExMTAwMDBaMA0GCSqGSIb3DQEBBQUAA4IBAQACkRXBJTuxgtslz1YRprJmRryaYl3RRB2iEosT0JRdRDGvWmthxy4DyGu8xZBxLcHnh5utyTtfk2iOohROJUpbFeoNgy1h5KAbM4cjvzW6XR5bI80g1jfztv2WIsGIykUVJ3iKMH1HXv2XpFC9jG7JF7XtOMV32IPNUyx3TEE9L5YHu1MjQ65gnQFbJEzYlcht7R1OhAK8TdiqxnucrrbKIDWEcokB9EuuDaqvckDy9zm0MRz5eCXagMNLTDlRPT92Mx6+u9PH+cHsgzuvWtgWy+424Y3le9EUPSHfea3c0flWFGGVuchvIrBC+0hTg8XNN448MmYzzYi46xKxux58</xades:EncapsulatedCRLValue>
                </xades:CRLValues>
              </xades:RevocationValues>
            </xadesv141:TimeStampValidationData>
            <xades:CertificateValues xmlns:xadesv141="http://uri.etsi.org/01903/v1.4.1#">
              <xades:EncapsulatedX509Certificate>MIID/zCCAuegAwIBAgIQEAAAAAAAxHPbulcOPiObJzANBgkqhkiG9w0BAQUFADAzMQswCQYDVQQGEwJCRTETMBEGA1UEAxMKQ2l0aXplbiBDQTEPMA0GA1UEBRMGMjAxMDEwMB4XDTEwMTExMzA0NTMwNloXDTE1MTEwNTIzNTk1OVowcTELMAkGA1UEBhMCQkUxIzAhBgNVBAMTGkZyYW5rIENvcm5lbGlzIChTaWduYXR1cmUpMREwDwYDVQQEEwhDb3JuZWxpczEUMBIGA1UEKhMLRnJhbmsgSGVucmkxFDASBgNVBAUTCzc5MTAyNTIwOTkxMIGfMA0GCSqGSIb3DQEBAQUAA4GNADCBiQKBgQCFTyEFWmnBJSXqWkQ97noqWOZQKy3ZU8Qa9WMOoPBsj8beMWaxbifOKO/N8x4RHm4sHyzZOKHpL8qXCjgeY4xeORWVlPkdPQ/hxUrgmThs14quBzsEqIp1it71GXoZbTPyPBv8s8fu+sR9x86OfjqA6m5eh+hBBaT4WgHI6WI+5QIDAQABo4IBUzCCAU8wHwYDVR0jBBgwFoAUvHjfvawo+a+J+Rw9KXnXGZmAHMwwbgYIKwYBBQUHAQEEYjBgMDYGCCsGAQUFBzAChipodHRwOi8vY2VydHMuZWlkLmJlbGdpdW0uYmUvYmVsZ2l1bXJzMi5jcnQwJgYIKwYBBQUHMAGGGmh0dHA6Ly9vY3NwLmVpZC5iZWxnaXVtLmJlMEQGA1UdIAQ9MDswOQYHYDgJAQECATAuMCwGCCsGAQUFBwIBFiBodHRwOi8vcmVwb3NpdG9yeS5laWQuYmVsZ2l1bS5iZTA5BgNVHR8EMjAwMC6gLKAqhihodHRwOi8vY3JsLmVpZC5iZWxnaXVtLmJlL2VpZGMyMDEwMTAuY3JsMA4GA1UdDwEB/wQEAwIGQDARBglghkgBhvhCAQEEBAMCBSAwGAYIKwYBBQUHAQMEDDAKMAgGBgQAjkYBATANBgkqhkiG9w0BAQUFAAOCAQEALJmvEOh2apfm3rTKKTVQb5kGw/QniT4Qs5y96YEQ4+qziT+6fCANNn0IGvWmgxtxdmQR3GKdHiK1w6sWJjd7jB1jwj4bKxETnVyDpSvEgpmqaaWiidVRTatitK1Ckd7EdrZ+IMHerBEjm0iiNi/ppAYMGJuuN3yyKBLPvpd5hWXFz/3HOJ+jGA8lnYFrIwmf3wHSgaS9e65SpYBLMr3kUbeClKNKiZXe1Lu2EgAfkwhxJ3YyA1I/fOwbhwQHXu5a2CTXzI66w9mXjeuTQNXZo6RkPifRBBp8t2gT4HsqtUycC8DVyqo+RJ6uYE9QNtYyVPuiQZ/9jGUYfE1KQEP4rw==</xades:EncapsulatedX509Certificate>
              <xades:EncapsulatedX509Certificate>MIID3jCCAsagAwIBAgIQJ2gqVy95V2E7VVElW3kuTDANBgkqhkiG9w0BAQUFADAoMQswCQYDVQQGEwJCRTEZMBcGA1UEAxMQQmVsZ2l1bSBSb290IENBMjAeFw0wOTEwMjgxMTAwMDBaFw0xNjA2MjgxMTAwMDBaMDMxCzAJBgNVBAYTAkJFMRMwEQYDVQQDEwpDaXRpemVuIENBMQ8wDQYDVQQFEwYyMDEwMTAwggEiMA0GCSqGSIb3DQEBAQUAA4IBDwAwggEKAoIBAQClZvxgODMY49zCOr/Z2IBbR56FSSauaX06dHFGoFDTBTCpYGpVTFh828SF+hZ3TX7MwQoLGFSaipvvrSrGx9zLZkNIsiVeaRKj8XPnEADklAO2ExUQICji5VNzwwyspc1oP8RUO0u/toZh6rOgJixmt363s14xmZLSEtZ2SdjWJQwcqeWEMND2glT3+2GNkhs+UacnHyxu9B/S1ZeQy94ZhDx78ieJG+dJnWla0O5hOAGCpr5+Dh3CK/wJ52kUgT1WPTMTpzylH8QDZeI2w0q24rRVUnda7d2YM55Iy4/wb3P/umIipasn0d0txC60IdlhLWoP9VmRhhUS3Y6JSg1rAgMBAAGjgfgwgfUwDgYDVR0PAQH/BAQDAgEGMBIGA1UdEwEB/wQIMAYBAf8CAQAwQwYDVR0gBDwwOjA4BgZgOAkBAQIwLjAsBggrBgEFBQcCARYgaHR0cDovL3JlcG9zaXRvcnkuZWlkLmJlbGdpdW0uYmUwHQYDVR0OBBYEFLx4372sKPmvifkcPSl51xmZgBzMMDcGA1UdHwQwMC4wLKAqoCiGJmh0dHA6Ly9jcmwuZWlkLmJlbGdpdW0uYmUvYmVsZ2l1bTIuY3JsMBEGCWCGSAGG+EIBAQQEAwIABzAfBgNVHSMEGDAWgBSFiuv0xbu+DlkDlN7WgAEV4xCcOTANBgkqhkiG9w0BAQUFAAOCAQEAIGzDAqNvnw/XrzJJ38AxCUCLcOXQgjdgbbNTsEs4WcJDCiSQqKnxmNer3FFGC/ezq4jBAG3H5Tp5/Ls/rR87/GwGV2K6l95aYAudUK5rzL43SKOLC/o1vocF1LPcgmgX/sj9F0Wq7ToX3uhTVqLkRZaSu4H5iyJ2qf/BUM0Gk03RchpHb/sQIOQekd/o0ycCZQMY3fZXtG4jrAb4lU1j5x7MlFr+KIHXnzAGTgcr/U/uCYCIkJxliyRMYb3onoxv5WbWm/lfNiRiaxjFbwWnV2MFJBPeBn2Nb+yXGBXv/pyGZ6gNPHWtXbZ6iCLLeU55ozGaE8ae9AcP8RS8cK1MPA==</xades:EncapsulatedX509Certificate>
              <xades:EncapsulatedX509Certificate>MIIDjjCCAnagAwIBAgIIKv++n6Lw6YcwDQYJKoZIhvcNAQEFBQAwKDELMAkGA1UEBhMCQkUxGTAXBgNVBAMTEEJlbGdpdW0gUm9vdCBDQTIwHhcNMDcxMDA0MTAwMDAwWhcNMjExMjE1MDgwMDAwWjAoMQswCQYDVQQGEwJCRTEZMBcGA1UEAxMQQmVsZ2l1bSBSb290IENBMjCCASIwDQYJKoZIhvcNAQEBBQADggEPADCCAQoCggEBAMZzQh6S/3UPi790hqc/7bIYLS2X+an7mEoj39WN4IzGMhwWLQdC1i22bi+n9fzGhYJdld61IgDMqFNAn68KNaJ6x+HK92AQZw6nUHMXU5WfIp8MXW+2QbyM69odRr2nlL/zGsvU+40OHjPIltfsjFPekx40HopQcSZYtF3CiInaYNKJIT/e1wEYNm7hLHADBGXvmAYrXR5i3FVr/mZkIV/4L+HXmymvb82fqgxG0YjFnaKVn6w/Fa7yYd/vw2uaItgscf1YHewApDgglVrH1Tdjuk+bqv5WRi5j2Qsj1Yr6tSPwiRuhFA0m2kHwOI8w7QUmecFLTqG4flVSOmlGhHUCAwEAAaOBuzCBuDAOBgNVHQ8BAf8EBAMCAQYwDwYDVR0TAQH/BAUwAwEB/zBCBgNVHSAEOzA5MDcGBWA4CQEBMC4wLAYIKwYBBQUHAgEWIGh0dHA6Ly9yZXBvc2l0b3J5LmVpZC5iZWxnaXVtLmJlMB0GA1UdDgQWBBSFiuv0xbu+DlkDlN7WgAEV4xCcOTARBglghkgBhvhCAQEEBAMCAAcwHwYDVR0jBBgwFoAUhYrr9MW7vg5ZA5Te1oABFeMQnDkwDQYJKoZIhvcNAQEFBQADggEBAFHYhd27V2/MoGy1oyCcUwnzSgEMdL8rs5qauhjyC4isHLMzr87lEwEnkoRYmhC598wUkmt0FoqW6FHvv/pKJaeJtmMrXZRY0c8RcrYeuTlBFk0pvDVTC9rejg7NqZV3JcqUWumyaa7YwBO+mPyWnIR/VRPmPIfjvCCkpDZoa01gZhz5v6yAlGYuuUGK02XThIAC71AdXkbc98m6tTR8KvPG2F9fVJ3bTc0R5/0UAoNmXsimABKgX77OFP67H6dh96tK8QYUn8pJQsKpvO2FsauBQeYNxUJpU4c5nUwfAA4+Bw11V0SoU7Q2dmSZ3G7rPUZuFF1eR1ONeE3gJ7uOhXY=</xades:EncapsulatedX509Certificate>
            </xades:CertificateValues>
            <xades:RevocationValues xmlns:xadesv141="http://uri.etsi.org/01903/v1.4.1#">
              <xades:CRLValues>
                <xades:EncapsulatedCRLValue>MIIBbTBXMA0GCSqGSIb3DQEBBQUAMCgxCzAJBgNVBAYTAkJFMRkwFwYDVQQDExBCZWxnaXVtIFJvb3QgQ0EyFw0xMzAxMTExMTAwMDBaFw0xMzA3MzExMTAwMDBaMA0GCSqGSIb3DQEBBQUAA4IBAQACkRXBJTuxgtslz1YRprJmRryaYl3RRB2iEosT0JRdRDGvWmthxy4DyGu8xZBxLcHnh5utyTtfk2iOohROJUpbFeoNgy1h5KAbM4cjvzW6XR5bI80g1jfztv2WIsGIykUVJ3iKMH1HXv2XpFC9jG7JF7XtOMV32IPNUyx3TEE9L5YHu1MjQ65gnQFbJEzYlcht7R1OhAK8TdiqxnucrrbKIDWEcokB9EuuDaqvckDy9zm0MRz5eCXagMNLTDlRPT92Mx6+u9PH+cHsgzuvWtgWy+424Y3le9EUPSHfea3c0flWFGGVuchvIrBC+0hTg8XNN448MmYzzYi46xKxux58</xades:EncapsulatedCRLValue>
              </xades:CRLValues>
              <xades:OCSPValues>
                <xades:EncapsulatedOCSPValue>MIIM4QoBAKCCDNowggzWBgkrBgEFBQcwAQEEggzHMIIMwzCBzqEwMC4xHzAdBgNVBAMTFkJlbGdpdW0gT0NTUCBSZXNwb25kZXIxCzAJBgNVBAYTAkJFGA8yMDEzMDEyMTE1MTU0M1owczBxMEkwCQYFKw4DAhoFAAQUXEilzvYvat9vwYL6I0AiNZFe2FgEFLx4372sKPmvifkcPSl51xmZgBzMAhAQAAAAAADEc9u6Vw4+I5sngAAYDzIwMTMwMTIxMTUxNTQzWqARGA8yMDEzMDEyMTE1MTY0M1qhFDASMBAGCSsGAQUFBzABAgQDPFDEMA0GCSqGSIb3DQEBBQUAA4IBAQCPZt3UJlJKulIrjbZDwOGKL+J6dOA/S9Mhv8abb4ZXHdeJFHN3v8sp+rUW3a3NXXc9IgdMkvapts+klaRttSDVpQ8/1Yl81GTBI00ORhyauRB2IC3WoK/U52qdVC2vgSuL6Q4GSLMtJJ+nBl6wspD+E9jlT4l22LyiIadw71OmgQrLM6aK+UeQ5GuWRUsNMwiWfXrkHO6r/ElivdEG3csHp9yD6g00u0ILZWRj/TJGMQMj1n30GWCG+KXS40sfd6Y2IsM/+zZUbcynq7W4thV/2nAoWGSa5Iek6HFrzY5SCbojHS8MCfb0PbUdT+vKeL523UzQQdKfNM9j/YZ8Gjy6oIIK2jCCCtYwggNeMIICRqADAgECAgsEAAAAAAE6iG4jODANBgkqhkiG9w0BAQUFADAzMQswCQYDVQQGEwJCRTETMBEGA1UEAxMKQ2l0aXplbiBDQTEPMA0GA1UEBRMGMjAxMDEwMB4XDTEyMTAyMjExMDAwMFoXDTE0MDEyMjExMDAwMFowLjEfMB0GA1UEAxMWQmVsZ2l1bSBPQ1NQIFJlc3BvbmRlcjELMAkGA1UEBhMCQkUwggEiMA0GCSqGSIb3DQEBAQUAA4IBDwAwggEKAoIBAQDMuOkqgka3sdlZKaWM/68UdMHCVxwVSrJNeZT6e5GHKZcTQy7u/kPbtZfnSRH4WENuzNYYRBD3HUmKkmtrQjPnG+uG6/5gyzZLh1BIhPSkWkWBuad3bHFhpV2hk09i7Lnpxa/hdPThf7PEX/6Uan3kWBCO6QhXFKhWHZ1K/K/nL4M0ohQ6pTMPVZ5vg7cvrx+WOhL9KH1QQOvOVWVlzGHFUiHBSn4BTrsbIXbsqefCcB8O/1UbxpbaUtHALpIrTLYOWLh5hOE4xmJgW2tEq/5GIMsM44gszWLOxPaL+ZEyI5i8d/+q4OS7zFtiFjfsvnHxb5x7szDeHjxygvGY7KQhAgMBAAGjeDB2MA4GA1UdDwEB/wQEAwIHgDAdBgNVHQ4EFgQU7jLBbzvNbhG0y+gX13dTUJkfHLEwEwYDVR0lBAwwCgYIKwYBBQUHAwkwHwYDVR0jBBgwFoAUvHjfvawo+a+J+Rw9KXnXGZmAHMwwDwYJKwYBBQUHMAEFBAIFADANBgkqhkiG9w0BAQUFAAOCAQEAmVNJOkT54dWBw8JzneSPjJ9BAlM1u8rlvUjHV8Diq6DiigQfNqJaobk+34PPtqx7Fd8Vw4MwjOaBHF4npoavChzXOgwWlLp+vG+wCiMYkBR+DdsUeJrpXE3R+BGzraPyKUI/37xkAgioIvR9dxL81QPlkaZKFclhHogdk9QMehT9WtgyBMCaDSk4FkcZ1tH4NLroHEvEbRd0AZPna258e6m9dnfuond9mcLpm17mbB3xUqKWmsPA+ssEj6o20Y8D8AllFXrZcXGGBXgoSji8bVIc1r15whV9tJVi67azro9GcdY1BBprpWvYWyQjPOpyqVEuSSlShKPdHm/115UqhDCCA94wggLGoAMCAQICECdoKlcveVdhO1VRJVt5LkwwDQYJKoZIhvcNAQEFBQAwKDELMAkGA1UEBhMCQkUxGTAXBgNVBAMTEEJlbGdpdW0gUm9vdCBDQTIwHhcNMDkxMDI4MTEwMDAwWhcNMTYwNjI4MTEwMDAwWjAzMQswCQYDVQQGEwJCRTETMBEGA1UEAxMKQ2l0aXplbiBDQTEPMA0GA1UEBRMGMjAxMDEwMIIBIjANBgkqhkiG9w0BAQEFAAOCAQ8AMIIBCgKCAQEApWb8YDgzGOPcwjq/2diAW0eehUkmrml9OnRxRqBQ0wUwqWBqVUxYfNvEhfoWd01+zMEKCxhUmoqb760qxsfcy2ZDSLIlXmkSo/Fz5xAA5JQDthMVECAo4uVTc8MMrKXNaD/EVDtLv7aGYeqzoCYsZrd+t7NeMZmS0hLWdknY1iUMHKnlhDDQ9oJU9/thjZIbPlGnJx8sbvQf0tWXkMveGYQ8e/IniRvnSZ1pWtDuYTgBgqa+fg4dwiv8CedpFIE9Vj0zE6c8pR/EA2XiNsNKtuK0VVJ3Wu3dmDOeSMuP8G9z/7piIqWrJ9HdLcQutCHZYS1qD/VZkYYVEt2OiUoNawIDAQABo4H4MIH1MA4GA1UdDwEB/wQEAwIBBjASBgNVHRMBAf8ECDAGAQH/AgEAMEMGA1UdIAQ8MDowOAYGYDgJAQECMC4wLAYIKwYBBQUHAgEWIGh0dHA6Ly9yZXBvc2l0b3J5LmVpZC5iZWxnaXVtLmJlMB0GA1UdDgQWBBS8eN+9rCj5r4n5HD0pedcZmYAczDA3BgNVHR8EMDAuMCygKqAohiZodHRwOi8vY3JsLmVpZC5iZWxnaXVtLmJlL2JlbGdpdW0yLmNybDARBglghkgBhvhCAQEEBAMCAAcwHwYDVR0jBBgwFoAUhYrr9MW7vg5ZA5Te1oABFeMQnDkwDQYJKoZIhvcNAQEFBQADggEBACBswwKjb58P168ySd/AMQlAi3Dl0II3YG2zU7BLOFnCQwokkKip8ZjXq9xRRgv3s6uIwQBtx+U6efy7P60fO/xsBldiupfeWmALnVCua8y+N0ijiwv6Nb6HBdSz3IJoF/7I/RdFqu06F97oU1ai5EWWkruB+Ysidqn/wVDNBpNN0XIaR2/7ECDkHpHf6NMnAmUDGN32V7RuI6wG+JVNY+cezJRa/iiB158wBk4HK/1P7gmAiJCcZYskTGG96J6Mb+Vm1pv5XzYkYmsYxW8Fp1djBSQT3gZ9jW/slxgV7/6chmeoDTx1rV22eogiy3lOeaMxmhPGnvQHD/EUvHCtTDwwggOOMIICdqADAgECAggq/76fovDphzANBgkqhkiG9w0BAQUFADAoMQswCQYDVQQGEwJCRTEZMBcGA1UEAxMQQmVsZ2l1bSBSb290IENBMjAeFw0wNzEwMDQxMDAwMDBaFw0yMTEyMTUwODAwMDBaMCgxCzAJBgNVBAYTAkJFMRkwFwYDVQQDExBCZWxnaXVtIFJvb3QgQ0EyMIIBIjANBgkqhkiG9w0BAQEFAAOCAQ8AMIIBCgKCAQEAxnNCHpL/dQ+Lv3SGpz/tshgtLZf5qfuYSiPf1Y3gjMYyHBYtB0LWLbZuL6f1/MaFgl2V3rUiAMyoU0Cfrwo1onrH4cr3YBBnDqdQcxdTlZ8inwxdb7ZBvIzr2h1GvaeUv/May9T7jQ4eM8iW1+yMU96THjQeilBxJli0XcKIidpg0okhP97XARg2buEscAMEZe+YBitdHmLcVWv+ZmQhX/gv4debKa9vzZ+qDEbRiMWdopWfrD8VrvJh3+/Da5oi2Cxx/Vgd7ACkOCCVWsfVN2O6T5uq/lZGLmPZCyPVivq1I/CJG6EUDSbaQfA4jzDtBSZ5wUtOobh+VVI6aUaEdQIDAQABo4G7MIG4MA4GA1UdDwEB/wQEAwIBBjAPBgNVHRMBAf8EBTADAQH/MEIGA1UdIAQ7MDkwNwYFYDgJAQEwLjAsBggrBgEFBQcCARYgaHR0cDovL3JlcG9zaXRvcnkuZWlkLmJlbGdpdW0uYmUwHQYDVR0OBBYEFIWK6/TFu74OWQOU3taAARXjEJw5MBEGCWCGSAGG+EIBAQQEAwIABzAfBgNVHSMEGDAWgBSFiuv0xbu+DlkDlN7WgAEV4xCcOTANBgkqhkiG9w0BAQUFAAOCAQEAUdiF3btXb8ygbLWjIJxTCfNKAQx0vyuzmpq6GPILiKwcszOvzuUTASeShFiaELn3zBSSa3QWipboUe+/+kolp4m2YytdlFjRzxFyth65OUEWTSm8NVML2t6ODs2plXclypRa6bJprtjAE76Y/JachH9VE+Y8h+O8IKSkNmhrTWBmHPm/rICUZi65QYrTZdOEgALvUB1eRtz3ybq1NHwq88bYX19UndtNzRHn/RQCg2ZeyKYAEqBfvs4U/rsfp2H3q0rxBhSfyklCwqm87YWxq4FB5g3FQmlThzmdTB8ADj4HDXVXRKhTtDZ2ZJncbus9Rm4UXV5HU414TeAnu46Fdg==</xades:EncapsulatedOCSPValue>
              </xades:OCSPValues>
            </xades:RevocationValues>
          </xades:UnsignedSignatureProperties>
        </xades:UnsignedProperties>
      </xades:QualifyingProperties>
    </Object>
  </Signature>
</document-signatures>
</file>